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inherit" svg:font-family="inherit"/>
    <style:font-face style:name="system-ui" svg:font-family="system-ui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69"/>
    <style:style style:name="P2" style:family="paragraph" style:parent-style-name="Standard" style:list-style-name="L70"/>
    <style:style style:name="P3" style:family="paragraph" style:parent-style-name="Standard" style:list-style-name="L71"/>
    <style:style style:name="P4" style:family="paragraph" style:parent-style-name="Standard" style:list-style-name="L72"/>
    <style:style style:name="P5" style:family="paragraph" style:parent-style-name="Standard" style:list-style-name="L73"/>
    <style:style style:name="P6" style:family="paragraph" style:parent-style-name="Standard" style:list-style-name="L74"/>
    <style:style style:name="P7" style:family="paragraph" style:parent-style-name="Standard" style:list-style-name="L75"/>
    <style:style style:name="P8" style:family="paragraph" style:parent-style-name="Standard" style:list-style-name="L76"/>
    <style:style style:name="P9" style:family="paragraph" style:parent-style-name="Standard" style:list-style-name="L77"/>
    <style:style style:name="P10" style:family="paragraph" style:parent-style-name="Standard" style:list-style-name="L78"/>
    <style:style style:name="P11" style:family="paragraph" style:parent-style-name="Standard" style:list-style-name="L79"/>
    <style:style style:name="P12" style:family="paragraph" style:parent-style-name="Standard" style:list-style-name="L80"/>
    <style:style style:name="P13" style:family="paragraph" style:parent-style-name="Standard" style:list-style-name="L81"/>
    <style:style style:name="P14" style:family="paragraph" style:parent-style-name="Standard" style:list-style-name="L82"/>
    <style:style style:name="P15" style:family="paragraph" style:parent-style-name="Standard" style:list-style-name="L83"/>
    <style:style style:name="P16" style:family="paragraph" style:parent-style-name="Standard" style:list-style-name="L84"/>
    <style:style style:name="P17" style:family="paragraph" style:parent-style-name="Standard" style:list-style-name="L85"/>
    <style:style style:name="P18" style:family="paragraph" style:parent-style-name="Standard" style:list-style-name="L86"/>
    <style:style style:name="P19" style:family="paragraph" style:parent-style-name="Standard" style:list-style-name="L87"/>
    <style:style style:name="P20" style:family="paragraph" style:parent-style-name="Standard" style:list-style-name="L88"/>
    <style:style style:name="P21" style:family="paragraph" style:parent-style-name="Standard" style:list-style-name="L89"/>
    <style:style style:name="P22" style:family="paragraph" style:parent-style-name="Standard" style:list-style-name="L90"/>
    <style:style style:name="P23" style:family="paragraph" style:parent-style-name="Standard" style:list-style-name="L91"/>
    <style:style style:name="P24" style:family="paragraph" style:parent-style-name="Standard" style:list-style-name="L92"/>
    <style:style style:name="P25" style:family="paragraph" style:parent-style-name="Standard" style:list-style-name="L93"/>
    <style:style style:name="P26" style:family="paragraph" style:parent-style-name="Standard" style:list-style-name="L94"/>
    <style:style style:name="P27" style:family="paragraph" style:parent-style-name="Standard" style:list-style-name="L95"/>
    <style:style style:name="P28" style:family="paragraph" style:parent-style-name="Standard" style:list-style-name="L96"/>
    <style:style style:name="P29" style:family="paragraph" style:parent-style-name="Standard" style:list-style-name="L97"/>
    <style:style style:name="P30" style:family="paragraph" style:parent-style-name="Standard" style:list-style-name="L98"/>
    <style:style style:name="P31" style:family="paragraph" style:parent-style-name="Standard" style:list-style-name="L99"/>
    <style:style style:name="P32" style:family="paragraph" style:parent-style-name="Standard" style:list-style-name="L100"/>
    <style:style style:name="P33" style:family="paragraph" style:parent-style-name="Standard" style:list-style-name="L101"/>
    <style:style style:name="P34" style:family="paragraph" style:parent-style-name="Standard" style:list-style-name="L102"/>
    <style:style style:name="P35" style:family="paragraph" style:parent-style-name="Standard" style:list-style-name="L103"/>
    <style:style style:name="P36" style:family="paragraph" style:parent-style-name="Standard" style:list-style-name="L104"/>
    <style:style style:name="P37" style:family="paragraph" style:parent-style-name="Standard" style:list-style-name="L105"/>
    <style:style style:name="P38" style:family="paragraph" style:parent-style-name="Standard" style:list-style-name="L106"/>
    <style:style style:name="P39" style:family="paragraph" style:parent-style-name="Standard" style:list-style-name="L107"/>
    <style:style style:name="P40" style:family="paragraph" style:parent-style-name="Standard" style:list-style-name="L108"/>
    <style:style style:name="P41" style:family="paragraph" style:parent-style-name="Standard" style:list-style-name="L109"/>
    <style:style style:name="P42" style:family="paragraph" style:parent-style-name="Standard" style:list-style-name="L110"/>
    <style:style style:name="P43" style:family="paragraph" style:parent-style-name="Standard" style:list-style-name="L111"/>
    <style:style style:name="P44" style:family="paragraph" style:parent-style-name="Standard" style:list-style-name="L112"/>
    <style:style style:name="P45" style:family="paragraph" style:parent-style-name="Standard" style:list-style-name="L113"/>
    <style:style style:name="P46" style:family="paragraph" style:parent-style-name="Standard" style:list-style-name="L114"/>
    <style:style style:name="P47" style:family="paragraph" style:parent-style-name="Standard" style:list-style-name="L115"/>
    <style:style style:name="P48" style:family="paragraph" style:parent-style-name="Standard" style:list-style-name="L116"/>
    <style:style style:name="P49" style:family="paragraph" style:parent-style-name="Standard" style:list-style-name="L117"/>
    <style:style style:name="P50" style:family="paragraph" style:parent-style-name="Standard" style:list-style-name="L118"/>
    <style:style style:name="P51" style:family="paragraph" style:parent-style-name="Standard" style:list-style-name="L119"/>
    <style:style style:name="P52" style:family="paragraph" style:parent-style-name="Standard" style:list-style-name="L120"/>
    <style:style style:name="P53" style:family="paragraph" style:parent-style-name="Standard" style:list-style-name="L121"/>
    <style:style style:name="P54" style:family="paragraph" style:parent-style-name="Standard" style:list-style-name="L122"/>
    <style:style style:name="P55" style:family="paragraph" style:parent-style-name="Standard" style:list-style-name="L123"/>
    <style:style style:name="P56" style:family="paragraph" style:parent-style-name="Standard" style:list-style-name="L124"/>
    <style:style style:name="P57" style:family="paragraph" style:parent-style-name="Standard" style:list-style-name="L125"/>
    <style:style style:name="P58" style:family="paragraph" style:parent-style-name="Standard" style:list-style-name="L126"/>
    <style:style style:name="P59" style:family="paragraph" style:parent-style-name="Standard" style:list-style-name="L127"/>
    <style:style style:name="P60" style:family="paragraph" style:parent-style-name="Standard" style:list-style-name="L132"/>
    <style:style style:name="T1" style:family="text">
      <style:text-properties fo:font-weight="bold"/>
    </style:style>
    <style:style style:name="T2" style:family="text">
      <style:text-properties fo:font-variant="normal" fo:text-transform="none" fo:color="#222222" style:font-name="system-ui" fo:font-size="10.5pt" fo:letter-spacing="normal" fo:font-style="normal" fo:font-weight="bold"/>
    </style:style>
    <style:style style:name="T3" style:family="text">
      <style:text-properties fo:font-variant="normal" fo:text-transform="none" fo:color="#222222" style:font-name="system-ui" fo:font-size="10.5pt" fo:letter-spacing="normal" fo:font-style="normal" fo:font-weight="normal"/>
    </style:style>
    <style:style style:name="T4" style:family="text">
      <style:text-properties fo:font-variant="normal" fo:text-transform="none" fo:color="#03689a" style:text-line-through-style="none" style:font-name="system-ui" fo:font-size="10.5pt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-0.1965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vascript Course</text:p>
      <text:list xml:id="list4232745824383088717" text:style-name="L132">
        <text:list-item>
          <text:p text:style-name="P60">Javascript</text:p>
        </text:list-item>
        <text:list-item>
          <text:p text:style-name="P60">Client Vs Server side JavaScript (Node JS)</text:p>
        </text:list-item>
        <text:list-item>
          <text:p text:style-name="P60">Add Javascript in HTML</text:p>
        </text:list-item>
        <text:list-item>
          <text:p text:style-name="P60">Javascript syntax</text:p>
        </text:list-item>
        <text:list-item>
          <text:p text:style-name="P60">Javascript comments</text:p>
        </text:list-item>
        <text:list-item>
          <text:p text:style-name="P60">Javascript variables, var, let and const</text:p>
        </text:list-item>
        <text:list-item>
          <text:p text:style-name="P60">Javascript data types</text:p>
        </text:list-item>
        <text:list-item>
          <text:p text:style-name="P60">Javascript Strings</text:p>
        </text:list-item>
        <text:list-item>
          <text:p text:style-name="P60">Javascript Numbers</text:p>
        </text:list-item>
        <text:list-item>
          <text:p text:style-name="P60">Javascript functions</text:p>
        </text:list-item>
        <text:list-item>
          <text:p text:style-name="P60">Javascript If Else</text:p>
        </text:list-item>
        <text:list-item>
          <text:p text:style-name="P60">Javascript Switch</text:p>
        </text:list-item>
        <text:list-item>
          <text:p text:style-name="P60">Javascript Try Catch</text:p>
        </text:list-item>
        <text:list-item>
          <text:p text:style-name="P60">High Order Functions</text:p>
        </text:list-item>
        <text:list-item>
          <text:p text:style-name="P60">Closure</text:p>
        </text:list-item>
        <text:list-item>
          <text:p text:style-name="P60">Function return function</text:p>
        </text:list-item>
        <text:list-item>
          <text:p text:style-name="P60">Callback Functions</text:p>
        </text:list-item>
        <text:list-item>
          <text:p text:style-name="P60">Javascript DOM</text:p>
        </text:list-item>
        <text:list-item>
          <text:p text:style-name="P60">DOM Selectors</text:p>
        </text:list-item>
        <text:list-item>
          <text:p text:style-name="P60">DOM Properties and methods</text:p>
        </text:list-item>
        <text:list-item>
          <text:p text:style-name="P60">Javascript events and Event Handlers</text:p>
        </text:list-item>
        <text:list-item>
          <text:p text:style-name="P60">Advance events listeners</text:p>
        </text:list-item>
        <text:list-item>
          <text:p text:style-name="P60">Javascript console</text:p>
        </text:list-item>
        <text:list-item>
          <text:p text:style-name="P60">Javascript Arrays</text:p>
        </text:list-item>
        <text:list-item>
          <text:p text:style-name="P60">Javascript Objects</text:p>
        </text:list-item>
        <text:list-item>
          <text:p text:style-name="P60">Javascript JSON</text:p>
        </text:list-item>
        <text:list-item>
          <text:p text:style-name="P60">Javascript AJAX</text:p>
        </text:list-item>
        <text:list-item>
          <text:p text:style-name="P60">Javascript fetch API</text:p>
        </text:list-item>
        <text:list-item>
          <text:p text:style-name="P60">Javascript OOPS</text:p>
        </text:list-item>
        <text:list-item>
          <text:p text:style-name="P60">Javascript closures</text:p>
        </text:list-item>
        <text:list-item>
          <text:p text:style-name="P60">Javascript ES6 to ES13</text:p>
        </text:list-item>
        <text:list-item>
          <text:p text:style-name="P60">Javascript setInterval and SetTimeout</text:p>
        </text:list-item>
        <text:list-item>
          <text:p text:style-name="P60">Javascript Date Objects</text:p>
        </text:list-item>
        <text:list-item>
          <text:p text:style-name="P60">Javascript Windows Object</text:p>
        </text:list-item>
        <text:list-item>
          <text:p text:style-name="P60">Javascript History Object</text:p>
        </text:list-item>
        <text:list-item>
          <text:p text:style-name="P60">Javascript Navigator Object</text:p>
        </text:list-item>
        <text:list-item>
          <text:p text:style-name="P60">Javascript Screen Object</text:p>
        </text:list-item>
        <text:list-item>
          <text:p text:style-name="P60">Javascript Regex Object</text:p>
        </text:list-item>
        <text:list-item>
          <text:p text:style-name="P60">Javascript cookies</text:p>
        </text:list-item>
        <text:list-item>
          <text:p text:style-name="P60">Web storages</text:p>
        </text:list-item>
        <text:list-item>
          <text:p text:style-name="P60">Local Storage</text:p>
        </text:list-item>
        <text:list-item>
          <text:p text:style-name="P60">Session Storage</text:p>
        </text:list-item>
        <text:list-item>
          <text:p text:style-name="P60">Geo Location</text:p>
        </text:list-item>
        <text:list-item>
          <text:p text:style-name="P60">HTML5 Canvas</text:p>
        </text:list-item>
        <text:list-item>
          <text:p text:style-name="P60">Debuggers</text:p>
        </text:list-item>
        <text:list-item>
          <text:p text:style-name="P60">Advance JavaScript</text:p>
        </text:list-item>
        <text:list-item>
          <text:p text:style-name="P60">JavaScript OOPS</text:p>
        </text:list-item>
        <text:list-item>
          <text:p text:style-name="P60">JavaScript Prototype</text:p>
        </text:list-item>
        <text:list-item>
          <text:p text:style-name="P60"><text:soft-page-break/>JavaScript Constructor</text:p>
        </text:list-item>
        <text:list-item>
          <text:p text:style-name="P60">Callback Functions</text:p>
        </text:list-item>
        <text:list-item>
          <text:p text:style-name="P60">Advanced Arrays Techniques</text:p>
        </text:list-item>
        <text:list-item>
          <text:p text:style-name="P60">Closure</text:p>
        </text:list-item>
        <text:list-item>
          <text:p text:style-name="P60">let &amp; Const</text:p>
        </text:list-item>
        <text:list-item>
          <text:p text:style-name="P60">API</text:p>
        </text:list-item>
        <text:list-item>
          <text:p text:style-name="P60">Math Object</text:p>
        </text:list-item>
        <text:list-item>
          <text:p text:style-name="P60">JS ES6 to ES14</text:p>
        </text:list-item>
        <text:list-item>
          <text:p text:style-name="P60">What's new in JS ES6</text:p>
        </text:list-item>
        <text:list-item>
          <text:p text:style-name="P60">let &amp; Const</text:p>
        </text:list-item>
        <text:list-item>
          <text:p text:style-name="P60">Template Literals</text:p>
        </text:list-item>
        <text:list-item>
          <text:p text:style-name="P60">Arrow Functions</text:p>
        </text:list-item>
        <text:list-item>
          <text:p text:style-name="P60">Destructuring assignment</text:p>
        </text:list-item>
        <text:list-item>
          <text:p text:style-name="P60">Constructor</text:p>
        </text:list-item>
        <text:list-item>
          <text:p text:style-name="P60">Prototype</text:p>
        </text:list-item>
        <text:list-item>
          <text:p text:style-name="P60">Modules</text:p>
        </text:list-item>
        <text:list-item>
          <text:p text:style-name="P60">Spread operator</text:p>
        </text:list-item>
        <text:list-item>
          <text:p text:style-name="P60">Rest Parameter</text:p>
        </text:list-item>
        <text:list-item>
          <text:p text:style-name="P60">Generators</text:p>
        </text:list-item>
        <text:list-item>
          <text:p text:style-name="P60">Class</text:p>
        </text:list-item>
        <text:list-item>
          <text:p text:style-name="P60">Fetch API</text:p>
        </text:list-item>
        <text:list-item>
          <text:p text:style-name="P60">Promises</text:p>
        </text:list-item>
        <text:list-item>
          <text:p text:style-name="P60">Async and Await</text:p>
        </text:list-item>
      </text:list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inherit" svg:font-family="inherit"/>
    <style:font-face style:name="system-ui" svg:font-family="system-ui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3T15:02:12.42</meta:creation-date>
    <dc:date>2025-08-13T15:18:17.78</dc:date>
    <dc:creator>Joseph Malone</dc:creator>
    <meta:editing-duration>PT14M53S</meta:editing-duration>
    <meta:editing-cycles>5</meta:editing-cycles>
    <meta:generator>OpenOffice/4.1.15$Win32 OpenOffice.org_project/4115m2$Build-9813</meta:generator>
    <meta:document-statistic meta:table-count="0" meta:image-count="0" meta:object-count="0" meta:page-count="2" meta:paragraph-count="73" meta:word-count="244" meta:character-count="1340"/>
  </office:meta>
</office:document-meta>
</file>